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8-0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808" calcext:value-type="float">
            <text:p>64.3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16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7016" calcext:value-type="float">
            <text:p>64.5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7016" calcext:value-type="float">
            <text:p>64.5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0064" calcext:value-type="float">
            <text:p>64.5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0064" calcext:value-type="float">
            <text:p>64.5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4448" calcext:value-type="float">
            <text:p>64.5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0544" calcext:value-type="float">
            <text:p>64.5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0064" calcext:value-type="float">
            <text:p>64.5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7496" calcext:value-type="float">
            <text:p>64.5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2736" calcext:value-type="float">
            <text:p>64.5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0544" calcext:value-type="float">
            <text:p>64.5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0064" calcext:value-type="float">
            <text:p>64.5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7016" calcext:value-type="float">
            <text:p>64.5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6-2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4-01-25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3-01-1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2-02-1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20-02-17 0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19-02-06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4992" calcext:value-type="float">
            <text:p>64.3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18-02-16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17-02-2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16-02-2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15-02-2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14-03-0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13-02-27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1592" calcext:value-type="float">
            <text:p>63.7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1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856" calcext:value-type="float">
            <text:p>63.9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9336" calcext:value-type="float">
            <text:p>64.0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9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9192" calcext:value-type="float">
            <text:p>63.6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9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9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8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8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8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8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8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8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8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8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8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8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2184" calcext:value-type="float">
            <text:p>66.2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8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7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7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7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7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7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7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5056" calcext:value-type="float">
            <text:p>64.0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7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7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7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7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7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6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6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6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6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6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6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6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40104</text:p>
          </table:table-cell>
          <table:table-cell office:value-type="string" calcext:value-type="string">
            <text:p>196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30" meta:object-count="0"/>
    <meta:user-defined meta:name="AppVersion">3.0</meta:user-defined>
  </office:meta>
</office:document-meta>
</file>